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D0000007D416135D4.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Times New Roman1" svg:font-family="'Times New Roman'" style:font-family-generic="roman"/>
    <style:font-face style:name="Liberation Mono" svg:font-family="'Liberation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P1" style:family="paragraph" style:parent-style-name="MonTitre" style:master-page-name="Standard">
      <style:paragraph-properties style:page-number="auto"/>
    </style:style>
    <style:style style:name="P2" style:family="paragraph" style:parent-style-name="MonTitreSection">
      <style:text-properties officeooo:paragraph-rsid="00284531"/>
    </style:style>
    <style:style style:name="P3" style:family="paragraph" style:parent-style-name="MonParagraphe">
      <style:text-properties officeooo:rsid="002a18e1" officeooo:paragraph-rsid="002c6b60"/>
    </style:style>
    <style:style style:name="P4" style:family="paragraph" style:parent-style-name="MonParagraphe">
      <style:text-properties officeooo:rsid="002a18e1" officeooo:paragraph-rsid="002a18e1"/>
    </style:style>
    <style:style style:name="P5" style:family="paragraph" style:parent-style-name="Head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MonParagraphe">
      <style:text-properties officeooo:rsid="002a18e1" officeooo:paragraph-rsid="002a18e1"/>
    </style:style>
    <style:style style:name="P8" style:family="paragraph" style:parent-style-name="MonParagraphe">
      <style:text-properties officeooo:rsid="002a18e1" officeooo:paragraph-rsid="002c6b60"/>
    </style:style>
    <style:style style:name="P9" style:family="paragraph" style:parent-style-name="MonParagraphe">
      <style:text-properties officeooo:rsid="002c6b60" officeooo:paragraph-rsid="002c6b60"/>
    </style:style>
    <style:style style:name="P10" style:family="paragraph" style:parent-style-name="MonParagraphe">
      <style:text-properties officeooo:rsid="002d6f27" officeooo:paragraph-rsid="002d6f27"/>
    </style:style>
    <style:style style:name="P11" style:family="paragraph" style:parent-style-name="MonParagraphe">
      <style:text-properties officeooo:rsid="002db33d" officeooo:paragraph-rsid="002db33d"/>
    </style:style>
    <style:style style:name="P12" style:family="paragraph" style:parent-style-name="MonParagraphe">
      <style:paragraph-properties fo:margin-left="0cm" fo:margin-right="0cm" fo:text-indent="0cm" style:auto-text-indent="false"/>
      <style:text-properties officeooo:paragraph-rsid="00157237"/>
    </style:style>
    <style:style style:name="P13" style:family="paragraph" style:parent-style-name="MonTitreSousSection">
      <style:text-properties officeooo:rsid="00284531" officeooo:paragraph-rsid="00284531"/>
    </style:style>
    <style:style style:name="P14" style:family="paragraph" style:parent-style-name="MonTitreSousSection">
      <style:text-properties officeooo:rsid="002a18e1" officeooo:paragraph-rsid="002a18e1"/>
    </style:style>
    <style:style style:name="P15" style:family="paragraph" style:parent-style-name="MonTitreSousSection">
      <style:text-properties officeooo:paragraph-rsid="002a18e1"/>
    </style:style>
    <style:style style:name="P16" style:family="paragraph" style:parent-style-name="MonTitreSousSection">
      <style:text-properties officeooo:rsid="002c6b60" officeooo:paragraph-rsid="002c6b60"/>
    </style:style>
    <style:style style:name="P17" style:family="paragraph" style:parent-style-name="MonTitreSection">
      <style:text-properties officeooo:rsid="00284531" officeooo:paragraph-rsid="00284531"/>
    </style:style>
    <style:style style:name="P18" style:family="paragraph" style:parent-style-name="MonTitreSection">
      <style:text-properties officeooo:paragraph-rsid="00284531"/>
    </style:style>
    <style:style style:name="P19" style:family="paragraph" style:parent-style-name="MonTitre" style:master-page-name="Standard">
      <style:paragraph-properties style:page-number="auto"/>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officeooo:rsid="000e6801"/>
    </style:style>
    <style:style style:name="T2" style:family="text">
      <style:text-properties officeooo:rsid="000f76d7"/>
    </style:style>
    <style:style style:name="T3" style:family="text">
      <style:text-properties style:use-window-font-color="true" style:font-name="Times New Roman" fo:font-size="14pt" fo:language="fr" fo:country="FR" fo:font-weight="bold" officeooo:rsid="000f76d7" style:font-name-asian="Times New Roman" style:font-size-asian="14pt" style:font-weight-asian="bold" style:font-name-complex="Times New Roman" style:font-size-complex="14pt" style:language-complex="ar" style:country-complex="SA"/>
    </style:style>
    <style:style style:name="T4" style:family="text">
      <style:text-properties officeooo:rsid="001c1d47"/>
    </style:style>
    <style:style style:name="T5" style:family="text">
      <style:text-properties officeooo:rsid="00138399"/>
    </style:style>
    <style:style style:name="T6" style:family="text">
      <style:text-properties officeooo:rsid="00157237"/>
    </style:style>
    <style:style style:name="T7" style:family="text">
      <style:text-properties officeooo:rsid="000e6801"/>
    </style:style>
    <style:style style:name="T8" style:family="text">
      <style:text-properties style:use-window-font-color="true" style:font-name="Times New Roman" fo:font-size="14pt" fo:language="fr" fo:country="FR" fo:font-weight="bold" officeooo:rsid="000f76d7" style:font-name-asian="Times New Roman" style:font-size-asian="14pt" style:font-weight-asian="bold" style:font-name-complex="Times New Roman" style:font-size-complex="14pt" style:language-complex="ar" style:country-complex="SA"/>
    </style:style>
    <style:style style:name="T9" style:family="text">
      <style:text-properties officeooo:rsid="00138399"/>
    </style:style>
    <style:style style:name="T10" style:family="text">
      <style:text-properties officeooo:rsid="00157237"/>
    </style:style>
    <style:style style:name="T11" style:family="text">
      <style:text-properties officeooo:rsid="000f76d7"/>
    </style:style>
    <style:style style:name="T12" style:family="text">
      <style:text-properties officeooo:rsid="001c1d47"/>
    </style:style>
    <style:style style:name="T13" style:family="text">
      <style:text-properties officeooo:rsid="002744f2"/>
    </style:style>
    <style:style style:name="T14" style:family="text">
      <style:text-properties officeooo:rsid="002a18e1"/>
    </style:style>
    <style:style style:name="T15" style:family="text">
      <style:text-properties officeooo:rsid="002a99ae"/>
    </style:style>
    <style:style style:name="T16" style:family="text">
      <style:text-properties officeooo:rsid="002c6b60"/>
    </style:style>
    <style:style style:name="T17" style:family="text">
      <style:text-properties officeooo:rsid="002db33d"/>
    </style:style>
    <style:style style:name="T18" style:family="text"/>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tracked-changes>
        <text:changed-region xml:id="ct214807280" text:id="ct214807280">
          <text:deletion>
            <office:change-info>
              <dc:creator>Aina Rasoldier</dc:creator>
              <dc:date>2016-05-02T10:29:00</dc:date>
            </office:change-info>
            <text:p text:style-name="P1">Rapport de </text:p>
          </text:deletion>
        </text:changed-region>
        <text:changed-region xml:id="ct212248128" text:id="ct212248128">
          <text:deletion>
            <office:change-info>
              <dc:creator>Aina Rasoldier</dc:creator>
              <dc:date>2015-09-29T11:45:00</dc:date>
            </office:change-info>
            <text:p text:style-name="P1"><text:s/><text:span text:style-name="T1">XXXXX</text:span>XXX</text:p>
          </text:deletion>
        </text:changed-region>
        <text:changed-region xml:id="ct214807384" text:id="ct214807384">
          <text:insertion>
            <office:change-info>
              <dc:creator>Aina Rasoldier</dc:creator>
              <dc:date>2016-05-02T10:29:00</dc:date>
            </office:change-info>
          </text:insertion>
        </text:changed-region>
        <text:changed-region xml:id="ct213282232" text:id="ct213282232">
          <text:insertion>
            <office:change-info>
              <dc:creator>Aina Rasoldier</dc:creator>
              <dc:date>2015-09-29T11:45:00</dc:date>
            </office:change-info>
          </text:insertion>
        </text:changed-region>
        <text:changed-region xml:id="ct214807176" text:id="ct214807176">
          <text:insertion>
            <office:change-info>
              <dc:creator>Aina Rasoldier</dc:creator>
              <dc:date>2016-05-02T10:29:00</dc:date>
            </office:change-info>
          </text:insertion>
        </text:changed-region>
        <text:changed-region xml:id="ct213282128" text:id="ct213282128">
          <text:deletion>
            <office:change-info>
              <dc:creator>Aina Rasoldier</dc:creator>
              <dc:date>2015-09-29T11:44:00</dc:date>
            </office:change-info>
            <text:p text:style-name="MonAuteur">Prénom</text:p>
          </text:deletion>
        </text:changed-region>
        <text:changed-region xml:id="ct214809256" text:id="ct214809256">
          <text:deletion>
            <office:change-info>
              <dc:creator>Aina Rasoldier</dc:creator>
              <dc:date>2016-05-02T10:30:00</dc:date>
            </office:change-info>
            <text:p text:style-name="MonAuteur"><text:s/></text:p>
          </text:deletion>
        </text:changed-region>
        <text:changed-region xml:id="ct213281920" text:id="ct213281920">
          <text:deletion>
            <office:change-info>
              <dc:creator>Aina Rasoldier</dc:creator>
              <dc:date>2015-09-29T11:44:00</dc:date>
            </office:change-info>
            <text:p text:style-name="MonAuteur">Nom</text:p>
          </text:deletion>
        </text:changed-region>
        <text:changed-region xml:id="ct214809360" text:id="ct214809360">
          <text:insertion>
            <office:change-info>
              <dc:creator>Aina Rasoldier</dc:creator>
              <dc:date>2016-05-02T10:30:00</dc:date>
            </office:change-info>
          </text:insertion>
        </text:changed-region>
        <text:changed-region xml:id="ct214808840" text:id="ct214808840">
          <text:deletion>
            <office:change-info>
              <dc:creator>Aina Rasoldier</dc:creator>
              <dc:date>2016-05-02T10:29:00</dc:date>
            </office:change-info>
            <text:p text:style-name="MonAuteur"><text:span text:style-name="T2">Rapport modifié le </text:span></text:p>
          </text:deletion>
        </text:changed-region>
        <text:changed-region xml:id="ct213281712" text:id="ct213281712">
          <text:deletion>
            <office:change-info>
              <dc:creator>Aina Rasoldier</dc:creator>
              <dc:date>2015-09-29T11:44:00</dc:date>
            </office:change-info>
            <text:p text:style-name="MonAuteur"><text:span text:style-name="T3">…</text:span><text:span text:style-name="T2">.....</text:span></text:p>
          </text:deletion>
        </text:changed-region>
        <text:changed-region xml:id="ct213282648" text:id="ct213282648">
          <text:deletion>
            <office:change-info>
              <dc:creator>Aina Rasoldier</dc:creator>
              <dc:date>2015-09-29T11:17:00</dc:date>
            </office:change-info>
            <text:h text:style-name="P2" text:outline-level="1"><text:span text:style-name="T4">Titre de <text:s/>section</text:span></text:h>
          </text:deletion>
        </text:changed-region>
        <text:changed-region xml:id="ct210979960" text:id="ct210979960">
          <text:insertion>
            <office:change-info>
              <dc:creator>Aina Rasoldier</dc:creator>
              <dc:date>2016-05-02T10:31:00</dc:date>
            </office:change-info>
          </text:insertion>
        </text:changed-region>
        <text:changed-region xml:id="ct213282960" text:id="ct213282960">
          <text:insertion>
            <office:change-info>
              <dc:creator>Aina Rasoldier</dc:creator>
              <dc:date>2016-05-02T10:32:00</dc:date>
            </office:change-info>
          </text:insertion>
        </text:changed-region>
        <text:changed-region xml:id="ct281763200" text:id="ct281763200">
          <text:deletion>
            <office:change-info>
              <dc:creator>Aina Rasoldier</dc:creator>
              <dc:date>2016-05-02T10:31:00</dc:date>
            </office:change-info>
            <text:p text:style-name="P3"><draw:frame draw:style-name="fr1" draw:name="Objet3" text:anchor-type="as-char" svg:width="1.785cm" svg:height="0.813cm" draw:z-index="2"><draw:object xlink:href="./Object 2" xlink:type="simple" xlink:show="embed" xlink:actuate="onLoad"/><draw:image xlink:href="./ObjectReplacements/Object 2" xlink:type="simple" xlink:show="embed" xlink:actuate="onLoad"/><svg:desc>formule</svg:desc></draw:frame></text:p>
          </text:deletion>
        </text:changed-region>
        <text:changed-region xml:id="ct281822720" text:id="ct281822720">
          <text:insertion>
            <office:change-info>
              <dc:creator>Aina Rasoldier</dc:creator>
              <dc:date>2016-05-02T10:50:00</dc:date>
            </office:change-info>
          </text:insertion>
        </text:changed-region>
        <text:changed-region xml:id="ct281822824" text:id="ct281822824">
          <text:insertion>
            <office:change-info>
              <dc:creator>Aina Rasoldier</dc:creator>
              <dc:date>2016-05-02T10:51:00</dc:date>
            </office:change-info>
          </text:insertion>
        </text:changed-region>
        <text:changed-region xml:id="ct281822304" text:id="ct281822304">
          <text:insertion>
            <office:change-info>
              <dc:creator>Aina Rasoldier</dc:creator>
              <dc:date>2016-05-02T10:56:00</dc:date>
            </office:change-info>
          </text:insertion>
        </text:changed-region>
        <text:changed-region xml:id="ct281810656" text:id="ct281810656">
          <text:insertion>
            <office:change-info>
              <dc:creator>Aina Rasoldier</dc:creator>
              <dc:date>2016-05-02T11:20:00</dc:date>
            </office:change-info>
          </text:insertion>
        </text:changed-region>
        <text:changed-region xml:id="ct281824592" text:id="ct281824592">
          <text:insertion>
            <office:change-info>
              <dc:creator>Aina Rasoldier</dc:creator>
              <dc:date>2016-05-02T11:21:00</dc:date>
            </office:change-info>
          </text:insertion>
        </text:changed-region>
        <text:changed-region xml:id="ct281810552" text:id="ct281810552">
          <text:insertion>
            <office:change-info>
              <dc:creator>Aina Rasoldier</dc:creator>
              <dc:date>2016-05-02T11:08:00</dc:date>
            </office:change-info>
          </text:insertion>
        </text:changed-region>
        <text:changed-region xml:id="ct281824696" text:id="ct281824696">
          <text:insertion>
            <office:change-info>
              <dc:creator>Aina Rasoldier</dc:creator>
              <dc:date>2016-05-02T11:12:00</dc:date>
            </office:change-info>
          </text:insertion>
        </text:changed-region>
        <text:changed-region xml:id="ct281808680" text:id="ct281808680">
          <text:insertion>
            <office:change-info>
              <dc:creator>Aina Rasoldier</dc:creator>
              <dc:date>2016-05-02T11:13:00</dc:date>
            </office:change-info>
          </text:insertion>
        </text:changed-region>
        <text:changed-region xml:id="ct282295936" text:id="ct282295936">
          <text:insertion>
            <office:change-info>
              <dc:creator>Aina Rasoldier</dc:creator>
              <dc:date>2016-05-02T12:05:00</dc:date>
            </office:change-info>
          </text:insertion>
        </text:changed-region>
        <text:changed-region xml:id="ct282295728" text:id="ct282295728">
          <text:insertion>
            <office:change-info>
              <dc:creator>Aina Rasoldier</dc:creator>
              <dc:date>2016-05-02T12:06:00</dc:date>
            </office:change-info>
          </text:insertion>
        </text:changed-region>
        <text:changed-region xml:id="ct213282752" text:id="ct213282752">
          <text:insertion>
            <office:change-info>
              <dc:creator>Aina Rasoldier</dc:creator>
              <dc:date>2015-09-29T11:17:00</dc:date>
            </office:change-info>
          </text:insertion>
        </text:changed-region>
        <text:changed-region xml:id="ct281822928" text:id="ct281822928">
          <text:insertion>
            <office:change-info>
              <dc:creator>Aina Rasoldier</dc:creator>
              <dc:date>2016-05-02T10:52:00</dc:date>
            </office:change-info>
          </text:insertion>
        </text:changed-region>
        <text:changed-region xml:id="ct281823760" text:id="ct281823760">
          <text:insertion>
            <office:change-info>
              <dc:creator>Aina Rasoldier</dc:creator>
              <dc:date>2016-05-02T10:53:00</dc:date>
            </office:change-info>
          </text:insertion>
        </text:changed-region>
        <text:changed-region xml:id="ct213283376" text:id="ct213283376">
          <text:insertion>
            <office:change-info>
              <dc:creator>Aina Rasoldier</dc:creator>
              <dc:date>2015-09-29T11:20:00</dc:date>
            </office:change-info>
          </text:insertion>
        </text:changed-region>
        <text:changed-region xml:id="ct281811592" text:id="ct281811592">
          <text:insertion>
            <office:change-info>
              <dc:creator>Aina Rasoldier</dc:creator>
              <dc:date>2016-05-02T12:02:00</dc:date>
            </office:change-info>
          </text:insertion>
        </text:changed-region>
        <text:changed-region xml:id="ct281823240" text:id="ct281823240">
          <text:insertion>
            <office:change-info>
              <dc:creator>Aina Rasoldier</dc:creator>
              <dc:date>2016-05-02T10:53:00</dc:date>
            </office:change-info>
          </text:insertion>
        </text:changed-region>
        <text:changed-region xml:id="ct281823136" text:id="ct281823136">
          <text:insertion>
            <office:change-info>
              <dc:creator>Aina Rasoldier</dc:creator>
              <dc:date>2016-05-02T10:55:00</dc:date>
            </office:change-info>
          </text:insertion>
        </text:changed-region>
        <text:changed-region xml:id="ct281823448" text:id="ct281823448">
          <text:deletion>
            <office:change-info>
              <dc:creator>Aina Rasoldier</dc:creator>
              <dc:date>2016-05-02T10:55:00</dc:date>
            </office:change-info>
            <text:p text:style-name="P4"/>
            <text:p text:style-name="P4"/>
          </text:deletion>
        </text:changed-region>
        <text:changed-region xml:id="ct213283480" text:id="ct213283480">
          <text:deletion>
            <office:change-info>
              <dc:creator>Aina Rasoldier</dc:creator>
              <dc:date>2015-09-29T11:18:00</dc:date>
            </office:change-info>
            <text:p text:style-name="P4"><text:span text:style-name="T4">Titre de Sous section</text:span></text:p>
          </text:deletion>
        </text:changed-region>
        <text:changed-region xml:id="ct214525312" text:id="ct214525312">
          <text:deletion>
            <office:change-info>
              <dc:creator>Aina Rasoldier</dc:creator>
              <dc:date>2016-05-02T10:49:00</dc:date>
            </office:change-info>
            <text:p text:style-name="P4"/>
            <text:p text:style-name="P4"/>
          </text:deletion>
        </text:changed-region>
        <text:changed-region xml:id="ct213284104" text:id="ct213284104">
          <text:deletion>
            <office:change-info>
              <dc:creator>Aina Rasoldier</dc:creator>
              <dc:date>2015-09-29T11:25:00</dc:date>
            </office:change-info>
            <text:p text:style-name="P4"/>
            <text:p text:style-name="P4"/>
          </text:deletion>
        </text:changed-region>
        <text:changed-region xml:id="ct213284000" text:id="ct213284000">
          <text:deletion>
            <office:change-info>
              <dc:creator>Aina Rasoldier</dc:creator>
              <dc:date>2015-09-29T11:21:00</dc:date>
            </office:change-info>
            <text:p text:style-name="P4"><text:span text:style-name="T5">Paragraphes ...</text:span></text:p>
          </text:deletion>
        </text:changed-region>
        <text:changed-region xml:id="ct281823552" text:id="ct281823552">
          <text:insertion>
            <office:change-info>
              <dc:creator>Aina Rasoldier</dc:creator>
              <dc:date>2016-05-02T10:56:00</dc:date>
            </office:change-info>
          </text:insertion>
        </text:changed-region>
        <text:changed-region xml:id="ct281823032" text:id="ct281823032">
          <text:insertion>
            <office:change-info>
              <dc:creator>Aina Rasoldier</dc:creator>
              <dc:date>2016-05-02T11:08:00</dc:date>
            </office:change-info>
          </text:insertion>
        </text:changed-region>
        <text:changed-region xml:id="ct281824800" text:id="ct281824800">
          <text:insertion>
            <office:change-info>
              <dc:creator>Aina Rasoldier</dc:creator>
              <dc:date>2016-05-02T11:12:00</dc:date>
            </office:change-info>
          </text:insertion>
        </text:changed-region>
        <text:changed-region xml:id="ct281823656" text:id="ct281823656">
          <text:insertion>
            <office:change-info>
              <dc:creator>Aina Rasoldier</dc:creator>
              <dc:date>2016-05-02T11:13:00</dc:date>
            </office:change-info>
          </text:insertion>
        </text:changed-region>
        <text:changed-region xml:id="ct281810864" text:id="ct281810864">
          <text:insertion>
            <office:change-info>
              <dc:creator>Aina Rasoldier</dc:creator>
              <dc:date>2016-05-02T11:15:00</dc:date>
            </office:change-info>
          </text:insertion>
        </text:changed-region>
        <text:changed-region xml:id="ct281808576" text:id="ct281808576">
          <text:insertion>
            <office:change-info>
              <dc:creator>Aina Rasoldier</dc:creator>
              <dc:date>2016-05-02T11:16:00</dc:date>
            </office:change-info>
          </text:insertion>
        </text:changed-region>
        <text:changed-region xml:id="ct281810448" text:id="ct281810448">
          <text:insertion>
            <office:change-info>
              <dc:creator>Aina Rasoldier</dc:creator>
              <dc:date>2016-05-02T12:03:00</dc:date>
            </office:change-info>
          </text:insertion>
        </text:changed-region>
        <text:changed-region xml:id="ct281808784" text:id="ct281808784">
          <text:insertion>
            <office:change-info>
              <dc:creator>Aina Rasoldier</dc:creator>
              <dc:date>2016-05-02T12:04:00</dc:date>
            </office:change-info>
          </text:insertion>
        </text:changed-region>
        <text:changed-region xml:id="ct213284208" text:id="ct213284208">
          <text:deletion>
            <office:change-info>
              <dc:creator>Aina Rasoldier</dc:creator>
              <dc:date>2015-09-29T11:21:00</dc:date>
            </office:change-info>
            <text:p text:style-name="MonParagraphe"/>
            <text:p text:style-name="MonParagraphe"><text:span text:style-name="T6">Un autre paragraphe, avec une référence automatique vers le tableau </text:span><text:span text:style-name="T6"><text:sequence-ref text:reference-format="value" text:ref-name="refTable0">Erreur : source de la référence non trouvée</text:sequence-ref></text:span><text:span text:style-name="T6">.</text:span></text:p>
          </text:deletion>
        </text:changed-region>
        <text:changed-region xml:id="ct213284416" text:id="ct213284416">
          <text:insertion>
            <office:change-info>
              <dc:creator>Aina Rasoldier</dc:creator>
              <dc:date>2015-09-29T11: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214807280"/><text:change text:change-id="ct212248128"/><text:change-start text:change-id="ct214807384"/><text:span text:style-name="T13">Cahiers des charges</text:span><text:change-end text:change-id="ct214807384"/><text:change-start text:change-id="ct213282232"/><text:span text:style-name="T13"> du 02/05/201</text:span><text:change-end text:change-id="ct213282232"/><text:change-start text:change-id="ct214807176"/><text:span text:style-name="T13">6</text:span><text:change-end text:change-id="ct214807176"/></text:p>
      <text:p text:style-name="MonAuteur">Par <text:change text:change-id="ct213282128"/><text:change text:change-id="ct214809256"/><text:change text:change-id="ct213281920"/><text:change-start text:change-id="ct214809360"/><text:span text:style-name="T13">Achille Delacour, Aina Rasoldier, Nikita Michine, Estelle Hotellier</text:span><text:change-end text:change-id="ct214809360"/><text:tab/><text:change text:change-id="ct214808840"/><text:change text:change-id="ct213281712"/></text:p>
      <text:h text:style-name="P2" text:outline-level="1"><text:bookmark-start text:name="__RefHeading__305_1388349846"/><text:change text:change-id="ct213282648"/><text:change-start text:change-id="ct210979960"/><text:span text:style-name="T4">Principe du jeu</text:span><text:bookmark-end text:name="__RefHeading__305_1388349846"/><text:change-end text:change-id="ct210979960"/><text:change-start text:change-id="ct213282960"/></text:h>
      <text:p text:style-name="P3"><text:change-end text:change-id="ct213282960"/><text:change text:change-id="ct281763200"/><text:change-start text:change-id="ct281822720"/>Le jeu est un jeu de plateau de type combat en tour par tour. <text:span text:style-name="T16">Plusieurs</text:span> joueur<text:span text:style-name="T16">s</text:span> <text:change-end text:change-id="ct281822720"/><text:change-start text:change-id="ct281822824"/>contrôle<text:span text:style-name="T16">nt</text:span> <text:span text:style-name="T16">chacun </text:span>un personnage pouvant se déplacer sur un tableau et pouvant utiliser des compétences.<text:change-end text:change-id="ct281822824"/><text:change-start text:change-id="ct281822304"/> Chaque personnage dispose, durant une partie, de points d'action (PA) et de points de mouvement (PM) pour pouvoir agir <text:span text:style-name="T17">utilisables lors du tour du joueur concerné</text:span>.<text:change-end text:change-id="ct281822304"/><text:change-start text:change-id="ct281810656"/> <text:span text:style-name="T16">Le but est </text:span><text:change-end text:change-id="ct281810656"/><text:change-start text:change-id="ct281824592"/><text:span text:style-name="T16">de rester le dernier joueur en vie.</text:span></text:p>
      <text:p text:style-name="P3"><text:change-end text:change-id="ct281824592"/><text:change-start text:change-id="ct281810552"/><text:span text:style-name="T16">Les sorts que pourra utiliser les personnages dépendra de son type. Par exemple, un magicien disposera d'un sort de boule de feu, d'un sort de contrôle alors qu'un guerrier disposera du lancer de hache et d'un sort permettant d'attirer son adversaire.</text:span><text:change-end text:change-id="ct281810552"/><text:change-start text:change-id="ct281824696"/><text:span text:style-name="T16"> Chaque sort pourra infliger des dégâts soit magiques soit p</text:span><text:change-end text:change-id="ct281824696"/><text:change-start text:change-id="ct281808680"/><text:span text:style-name="T16">hysiques, dont la valeur changera en fonction respectivement soit de l'intelligence soit de la force du personnage.</text:span><text:change-end text:change-id="ct281808680"/><text:change-start text:change-id="ct282295936"/></text:p>
      <text:p text:style-name="P11">Le jeu est codé de manière <text:change-end text:change-id="ct282295936"/><text:change-start text:change-id="ct282295728"/>à ce que l'ajout de sorts et de type de personnage soit facilité. Si les délais nous le permettent, nous créeront un générateur de personnage dans le jeu.<text:change-end text:change-id="ct282295728"/><text:change-start text:change-id="ct213282752"/></text:p>
      <text:h text:style-name="P17" text:outline-level="1"><text:bookmark-start text:name="__RefHeading___Toc156_998037736"/>Programmation<text:bookmark-end text:name="__RefHeading___Toc156_998037736"/></text:h>
      <text:h text:style-name="P14" text:outline-level="2"><text:bookmark-start text:name="__RefHeading__346_1388349846"/>Classe Jeu<text:bookmark-end text:name="__RefHeading__346_1388349846"/></text:h>
      <text:p text:style-name="P4">La classe Jeu contiendra le main du programme. Il faudra le lancer pour pouvoir démarrer une partie. <text:span text:style-name="T16">C'est dans le main que se trouvera la boucle pour les tours.</text:span></text:p>
      <text:p text:style-name="P10">Elle est codée au début du projet pour définir les attentes des autres <text:span text:style-name="T17">classes</text:span>.</text:p>
      <text:h text:style-name="P13" text:outline-level="2"><text:bookmark-start text:name="__RefHeading__316_1388349846"/>Classe Affichage<text:bookmark-end text:name="__RefHeading__316_1388349846"/></text:h>
      <text:p text:style-name="MonParagraphe"><text:change-end text:change-id="ct213282752"/><text:change-start text:change-id="ct281822928"/><text:span text:style-name="T14">La classe affichage s'occupera d'afficher l'interface graphique et le pla</text:span><text:change-end text:change-id="ct281822928"/><text:change-start text:change-id="ct281823760"/><text:span text:style-name="T14">teau de jeu pour que les joueurs puisse voir ce qui se passe durant la partie</text:span><text:change-end text:change-id="ct281823760"/><text:change-start text:change-id="ct213283376"/>.<text:change-end text:change-id="ct213283376"/><text:change-start text:change-id="ct281811592"/></text:p>
      <text:p text:style-name="P11">Elle sera codée en même temps que la classe Personnage et Plateau par Aina Rasoldier.<text:change-end text:change-id="ct281811592"/><text:change-start text:change-id="ct281823240"/></text:p>
      <text:h text:style-name="P15" text:outline-level="2"><text:bookmark-start text:name="__RefHeading__348_1388349846"/><text:span text:style-name="T14">Classe Personnage</text:span><text:bookmark-end text:name="__RefHeading__348_1388349846"/><text:change-end text:change-id="ct281823240"/><text:change-start text:change-id="ct281823136"/></text:h>
      <text:p text:style-name="P4"><text:change-end text:change-id="ct281823136"/><text:change text:change-id="ct281823448"/><text:change text:change-id="ct213283480"/><text:change text:change-id="ct214525312"/><text:change text:change-id="ct213284104"/><text:change text:change-id="ct213284000"/><text:change-start text:change-id="ct281823552"/>La classe personnage est une classe objet. Elle contiendra<text:change-end text:change-id="ct281823552"/><text:change-start text:change-id="ct281823032"/> <text:span text:style-name="T15">en attributs le type de personnage</text:span><text:change-end text:change-id="ct281823032"/><text:change-start text:change-id="ct281824800"/><text:span text:style-name="T15">, leur nombre de PA, de PM</text:span><text:change-end text:change-id="ct281824800"/><text:change-start text:change-id="ct281823656"/><text:span text:style-name="T15">, la force et l'intelligence du personnage</text:span><text:change-end text:change-id="ct281823656"/><text:change-start text:change-id="ct281810864"/><text:span text:style-name="T15"> ainsi que les sorts à </text:span><text:change-end text:change-id="ct281810864"/><text:change-start text:change-id="ct281808576"/><text:span text:style-name="T15">sa disposition. Elle contiendra également les méthodes pour déplacer et faire lancer un sort au personnage objet.</text:span></text:p>
      <text:p text:style-name="P11">La classe Personnage est codée par Estelle Hotellier et Nikita Michine.</text:p>
      <text:h text:style-name="P16" text:outline-level="2"><text:bookmark-start text:name="__RefHeading__350_1388349846"/>Classe Plateau<text:bookmark-end text:name="__RefHeading__350_1388349846"/></text:h>
      <text:p text:style-name="P9">La classe plateau est une classe objet qui contiendra un attribut de type tableau d'entiers à double entrée <text:span text:style-name="T17">et se chargera de calculer les portées de déplacement (là où peut se déplacer le personnage) à chaque tour.</text:span></text:p>
      <text:p text:style-name="P11">La classe Plateau est codée par Achille Delacour.</text:p>
      <text:h text:style-name="P16" text:outline-level="2"><text:bookmark-start text:name="__RefHeading__352_1388349846"/>Classe Commandes<text:bookmark-end text:name="__RefHeading__352_1388349846"/></text:h>
      <text:p text:style-name="P9">La classe commandes contiendra les méthodes nécessaires permettant de demander au joueur les actions qu'il souhaite effectuer (lancer un sort, se déplacer, passer son tour). C'est elle qui appellera directement les méthodes contenues dans Personnage.</text:p>
      <text:p text:style-name="P11"><text:change-end text:change-id="ct281808576"/><text:change-start text:change-id="ct281810448"/>La classe commande est codée à la fin du projet<text:change-end text:change-id="ct281810448"/><text:change-start text:change-id="ct281808784"/> car nécessite toutes les autres classes. Elle sera codée par Aina Rasoldier Et Nikita Michine.</text:p>
      <text:p text:style-name="P11"><text:change-end text:change-id="ct281808784"/></text:p>
      <text:p text:style-name="MonParagraphe"><text:change text:change-id="ct213284208"/><text:change-start text:change-id="ct213284416"/></text:p>
      <text:change-end text:change-id="ct213284416"/>
      <text:table-of-content text:style-name="Sect1" text:protected="true" text:name="Table des matières1">
        <text:table-of-content-source text:outline-level="10" text:use-index-source-styles="true" text:relative-tab-stop-position="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20"><text:a xlink:type="simple" xlink:href="#__RefHeading__305_1388349846" text:style-name="Index_20_Link" text:visited-style-name="Index_20_Link">IPrincipe du jeu<text:tab/>1</text:a></text:p>
          <text:p text:style-name="P20"><text:a xlink:type="simple" xlink:href="#__RefHeading___Toc156_998037736" text:style-name="Index_20_Link" text:visited-style-name="Index_20_Link">IIProgrammation<text:tab/>1</text:a></text:p>
          <text:p text:style-name="P21"><text:a xlink:type="simple" xlink:href="#__RefHeading__346_1388349846" text:style-name="Index_20_Link" text:visited-style-name="Index_20_Link">II.1Classe Jeu<text:tab/>1</text:a></text:p>
          <text:p text:style-name="P21"><text:a xlink:type="simple" xlink:href="#__RefHeading__316_1388349846" text:style-name="Index_20_Link" text:visited-style-name="Index_20_Link">II.2Classe Affichage<text:tab/>1</text:a></text:p>
          <text:p text:style-name="P21"><text:a xlink:type="simple" xlink:href="#__RefHeading__348_1388349846" text:style-name="Index_20_Link" text:visited-style-name="Index_20_Link">II.3Classe Personnage<text:tab/>1</text:a></text:p>
          <text:p text:style-name="P21"><text:a xlink:type="simple" xlink:href="#__RefHeading__350_1388349846" text:style-name="Index_20_Link" text:visited-style-name="Index_20_Link">II.4Classe Plateau<text:tab/>1</text:a></text:p>
          <text:p text:style-name="P21"><text:a xlink:type="simple" xlink:href="#__RefHeading__352_1388349846" text:style-name="Index_20_Link" text:visited-style-name="Index_20_Link">II.5Classe Commandes<text:tab/>1</text:a></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1" svg:font-family="Lucidasans"/>
    <style:font-face style:name="Times New Roman1" svg:font-family="'Times New Roman'" style:font-family-generic="roman"/>
    <style:font-face style:name="Liberation Mono" svg:font-family="'Liberation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fr" fo:country="FR" style:font-name-asian="Bitstream Vera Sans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Bitstream Vera Serif" fo:font-size="12pt" fo:language="fr" fo:country="FR"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style: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MonParagraphe" style:family="paragraph" style:parent-style-name="Standard">
      <style:paragraph-properties fo:margin-left="0cm" fo:margin-right="0cm" fo:text-align="justify" style:justify-single-word="false" fo:text-indent="0.953cm" style:auto-text-indent="false"/>
      <style:text-properties fo:font-size="11pt" style:font-size-asian="11pt" style:font-size-complex="11pt"/>
    </style:style>
    <style:style style:name="MonTitreSousSection" style:family="paragraph" style:parent-style-name="Heading_20_2" style:default-outline-level="2">
      <style:paragraph-properties fo:margin-left="0cm" fo:margin-right="0cm" fo:text-indent="0cm" style:auto-text-indent="false"/>
    </style:style>
    <style:style style:name="MonTitreSection" style:family="paragraph" style:parent-style-name="Heading_20_1" style:default-outline-level="1">
      <style:paragraph-properties fo:margin-left="0cm" fo:margin-right="0cm" fo:text-indent="0cm" style:auto-text-indent="false"/>
    </style:style>
    <style:style style:name="MonTitre" style:family="paragraph" style:parent-style-name="Standard">
      <style:paragraph-properties fo:margin-top="0.423cm" fo:margin-bottom="0.847cm" style:contextual-spacing="false" fo:text-align="center" style:justify-single-word="false" fo:padding-left="0.141cm" fo:padding-right="0.141cm" fo:padding-top="0.035cm" fo:padding-bottom="0.035cm" fo:border="0.51pt solid #000000"/>
      <style:text-properties fo:font-size="18pt" fo:font-weight="bold" style:font-size-asian="18pt" style:font-weight-asian="bold" style:font-size-complex="18pt"/>
    </style:style>
    <style:style style:name="MonAuteur" style:family="paragraph" style:parent-style-name="Standard">
      <style:paragraph-properties>
        <style:tab-stops>
          <style:tab-stop style:position="16.828cm" style:type="right"/>
        </style:tab-stops>
      </style:paragraph-properties>
      <style:text-properties fo:font-size="14pt" fo:font-weight="bold" style:font-size-asian="14pt" style:font-weight-asian="bold" style:font-size-complex="14pt"/>
    </style:style>
    <style:style style:name="Table" style:family="paragraph" style:parent-style-name="Caption" style:class="extra"/>
    <style:style style:name="Frame_20_contents" style:display-name="Frame contents" style:family="paragraph" style:parent-style-name="Text_20_body"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01cm" style:type="right" style:leader-style="dotted" style:leader-text="."/>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style style:name="Heading_20_10" style:display-name="Heading 10" style:family="paragraph" style:parent-style-name="Heading" style:class="text"/>
    <style:style style:name="Quotations" style:family="paragraph" style:parent-style-name="Standard" style:class="html"/>
    <style:style style:name="Page_20_Number" style:display-name="Page Number" style:family="text" style:parent-style-name="Police_20_par_20_défaut"/>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I">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I">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draw:frame draw:style-name="Mfr1" draw:name="images1" text:anchor-type="as-char" svg:width="2.79cm" svg:height="0.9cm" draw:z-index="1"><draw:image xlink:href="Pictures/100000000000015D0000007D416135D4.jpg" xlink:type="simple" xlink:show="embed" xlink:actuate="onLoad"/></draw:frame></text:p>
      </style:header>
      <style:footer>
        <text:p text:style-name="MP2">- Page <text:span text:style-name="Page_20_Number"><text:page-number text:select-page="current">2</text:page-number></text:span><text:span text:style-name="Page_20_Number">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1$Windows_x86 LibreOffice_project/881bb88abfe2992c6cede97c23e64a9885de87de</meta:generator>
    <meta:creation-date>2015-09-29T11:17:28.626000000</meta:creation-date>
    <dc:language>fr-FR</dc:language>
    <meta:editing-cycles>8</meta:editing-cycles>
    <meta:editing-duration>PT14M11S</meta:editing-duration>
    <meta:initial-creator>Aina Rasoldier</meta:initial-creator>
    <dc:date>2016-05-02T12:06:56.099000000</dc:date>
    <dc:creator>Aina Rasoldier</dc:creator>
    <meta:document-statistic meta:table-count="0" meta:image-count="1" meta:object-count="1" meta:page-count="2" meta:paragraph-count="32" meta:word-count="479" meta:character-count="2896" meta:non-whitespace-character-count="2454"/>
    <meta:user-defined meta:name="Info 1"/>
    <meta:user-defined meta:name="Info 2"/>
    <meta:user-defined meta:name="Info 3"/>
    <meta:user-defined meta:name="Info 4"/>
  </office:meta>
</office:document-meta>
</file>

<file path=Object 2/content.xml><?xml version="1.0" encoding="utf-8"?>
<math xmlns="http://www.w3.org/1998/Math/MathML" display="block">
  <semantics>
    <mrow>
      <mi>U</mi>
      <mo stretchy="false">=</mo>
      <msup>
        <mi mathvariant="italic">Ee</mi>
        <mfrac>
          <mrow>
            <mo stretchy="false">−</mo>
            <mi>i</mi>
          </mrow>
          <mi mathvariant="italic">RC</mi>
        </mfrac>
      </msup>
    </mrow>
    <annotation encoding="StarMath 5.0">U=Ee^{{-i} over {RC}}</annotation>
  </semantics>
</math>
</file>